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ationInfo.getTokenPinConfi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MidletName( String mid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StateProv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Mob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gistrationInfo.setMobile( String mob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ZipPostal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StateProvRegion( String stateProv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PasswordConfirm( String passwordConfi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PasswordConfi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Addres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TokenPin( String tokenP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MobileCarrier( String mobileCarr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Mid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TokenP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ZipPostalCode( String zipPostal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gistrationInfo.getDeploymentMechani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MobileCarr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Addres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DeploymentMechanism( String deploymentMechani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Address2( String addres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Address1( String addres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setTokenPinConfirm( String tokenPinConfi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tionInfo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